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style:font-name="Calibri" fo:font-size="12pt" officeooo:rsid="0005f175" officeooo:paragraph-rsid="00056cd6" style:font-size-asian="12pt" style:font-size-complex="12pt"/>
    </style:style>
    <style:style style:name="P2" style:family="paragraph" style:parent-style-name="Standard">
      <style:paragraph-properties fo:line-height="150%" fo:text-align="justify" style:justify-single-word="false"/>
      <style:text-properties style:font-name="Calibri" fo:font-size="12pt" officeooo:rsid="0003d63c" officeooo:paragraph-rsid="00056cd6" style:font-size-asian="12pt" style:font-size-complex="12pt"/>
    </style:style>
    <style:style style:name="P3" style:family="paragraph" style:parent-style-name="Standard">
      <style:paragraph-properties fo:line-height="150%" fo:text-align="justify" style:justify-single-word="false"/>
      <style:text-properties style:font-name="Calibri" fo:font-size="12pt" officeooo:paragraph-rsid="00056cd6" style:font-size-asian="12pt" style:font-size-complex="12pt"/>
    </style:style>
    <style:style style:name="P4" style:family="paragraph" style:parent-style-name="Standard">
      <style:paragraph-properties fo:line-height="150%" fo:text-align="justify" style:justify-single-word="false"/>
      <style:text-properties style:font-name="Calibri" fo:font-size="12pt" officeooo:rsid="00054eb9" officeooo:paragraph-rsid="00056cd6" style:font-size-asian="12pt" style:font-size-complex="12pt"/>
    </style:style>
    <style:style style:name="P5" style:family="paragraph" style:parent-style-name="Standard">
      <style:paragraph-properties fo:line-height="150%" fo:text-align="justify" style:justify-single-word="false"/>
      <style:text-properties style:font-name="Calibri" fo:font-size="12pt" officeooo:rsid="00057b5b" officeooo:paragraph-rsid="00056cd6" style:font-size-asian="12pt" style:font-size-complex="12pt"/>
    </style:style>
    <style:style style:name="P6" style:family="paragraph" style:parent-style-name="Standard">
      <style:paragraph-properties fo:line-height="150%" fo:text-align="justify" style:justify-single-word="false"/>
      <style:text-properties style:font-name="Calibri" fo:font-size="12pt" officeooo:rsid="00013cb5" officeooo:paragraph-rsid="00056cd6" style:font-size-asian="12pt" style:font-size-complex="12pt"/>
    </style:style>
    <style:style style:name="P7" style:family="paragraph" style:parent-style-name="Standard">
      <style:paragraph-properties fo:line-height="150%" fo:text-align="justify" style:justify-single-word="false"/>
      <style:text-properties style:font-name="Calibri" fo:font-size="12pt" fo:font-weight="bold" officeooo:rsid="00056cd6" officeooo:paragraph-rsid="00056cd6" style:font-size-asian="12pt" style:font-weight-asian="bold" style:font-size-complex="12pt" style:font-weight-complex="bold"/>
    </style:style>
    <style:style style:name="P8" style:family="paragraph" style:parent-style-name="Standard">
      <style:paragraph-properties fo:line-height="150%" fo:text-align="start" style:justify-single-word="false"/>
      <style:text-properties style:font-name="Calibri" fo:font-size="12pt" fo:font-weight="normal" officeooo:rsid="00056cd6" officeooo:paragraph-rsid="00056cd6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3d63c" style:font-weight-asian="bold" style:font-weight-complex="bold"/>
    </style:style>
    <style:style style:name="T3" style:family="text">
      <style:text-properties officeooo:rsid="00054eb9"/>
    </style:style>
    <style:style style:name="T4" style:family="text">
      <style:text-properties officeooo:rsid="0005f175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officeooo:rsid="0003d63c"/>
    </style:style>
    <style:style style:name="T7" style:family="text">
      <style:text-properties style:text-position="super 58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Teste de Shapiro-Wilk</text:span>:</text:p>
      <text:p text:style-name="P2"/>
      <text:p text:style-name="P4">Código em R:</text:p>
      <text:p text:style-name="P4"/>
      <text:p text:style-name="P4">rm(list = ls())</text:p>
      <text:p text:style-name="P4">if(!"EnvStats" %in% installed.packages()){install.packages("EnvStats")}</text:p>
      <text:p text:style-name="P4">library(EnvStats)</text:p>
      <text:p text:style-name="P4">x &lt;- c(9.95,24.45,31.75,35,25.02,16.86,14.38,9.6,24.35,27.5,17.08,37,41.95,11.66,21.65,17.89,69,10.3,34.93,46.59,44.98,54.12,56.63,22.13,21.15)</text:p>
      <text:p text:style-name="P4">shapiro.test(x)</text:p>
      <text:p text:style-name="P4">hist(x,main="Main",xlab="value",border="light blue",col="blue",las=1)</text:p>
      <text:p text:style-name="P4">qqPlot(x)</text:p>
      <text:p text:style-name="P3"/>
      <text:p text:style-name="P3"><text:span text:style-name="T2">Teste de Kolmogorov-Smirnov</text:span><text:span text:style-name="T6">:</text:span></text:p>
      <text:p text:style-name="P2"/>
      <text:p text:style-name="P5">Código em R:</text:p>
      <text:p text:style-name="P5"/>
      <text:p text:style-name="P5">if(!"kolmim" %in% installed.packages()){install.packages("kolmim")}</text:p>
      <text:p text:style-name="P5">library(kolmim)</text:p>
      <text:p text:style-name="P5">if(!"EnvStats" %in% installed.packages()){install.packages("EnvStats")}</text:p>
      <text:p text:style-name="P5">library(EnvStats)</text:p>
      <text:p text:style-name="P5">x = c(9.95,24.45,31.75,35,25.02,16.86,14.38,9.6,24.35,27.5,17.08,37,41.95,11.66,21.65,17.89,69,10.3,34.93,46.59,44.98,54.12,56.63,22.13,21.15)</text:p>
      <text:p text:style-name="P5">ks.test.imp(x, 'pnorm',mean=mean(x),sd=sd(x))</text:p>
      <text:p text:style-name="P5">hist(x,main="Main",xlab="value",border="light blue",col="blue",las=1)</text:p>
      <text:p text:style-name="P5">qqPlot(x, y = NULL, distribution = "norm", param.list = list(mean=mean(x),sd=sd(x) ))</text:p>
      <text:p text:style-name="P3"/>
      <text:p text:style-name="P3"><text:span text:style-name="T1">Coeficiente de Correlação de Pearson</text:span>:</text:p>
      <text:p text:style-name="P3"/>
      <text:p text:style-name="P1">Código em R:</text:p>
      <text:p text:style-name="P1"/>
      <text:p text:style-name="P1"><text:soft-page-break/>rm(list = ls())</text:p>
      <text:p text:style-name="P1">if(!"car" %in% installed.packages()){install.packages("car")}</text:p>
      <text:p text:style-name="P1">library(car)</text:p>
      <text:p text:style-name="P1">x1 &lt;- c(5,8,11,10,8,4,2,2,9,8,4,11,12,2,4,4,20,1,10,15,15,16,17,6,5)</text:p>
      <text:p text:style-name="P1">y1 &lt;- c(9.95,24.45,31.75,35,25.02,16.86,14.38,9.6,24.35,27.5,17.08,37,41.95,11.66,21.65,17.89,69,10.3,34.93,46.59,44.98,54.12,56.63,22.13,21.15)</text:p>
      <text:p text:style-name="P1">model1 = lm(y1~x1)</text:p>
      <text:p text:style-name="P1">summary(model1)</text:p>
      <text:p text:style-name="P1"/>
      <text:p text:style-name="P7">Etapa 5 – Análise de regressão linear</text:p>
      <text:p text:style-name="P7"/>
      <text:p text:style-name="P8">Call:<text:line-break/>lm(formula = Y ~ X)<text:line-break/><text:line-break/>Residuals:<text:line-break/> <text:s text:c="3"/>Min <text:s text:c="5"/>1Q <text:s/>Median <text:s text:c="5"/>3Q <text:s text:c="4"/>Max <text:line-break/>-9.6617 -1.9654 <text:s/>0.9126 <text:s/>2.1859 <text:s/>5.7228 <text:line-break/><text:line-break/>Coefficients:<text:line-break/> <text:s text:c="11"/>Estimate Std. Error t value Pr(&gt;|t|) <text:s text:c="3"/><text:line-break/>(Intercept) <text:s text:c="2"/>4.3899 <text:s text:c="4"/>1.4184 <text:s text:c="2"/>3.095 <text:s/>0.00511 ** <text:line-break/>X <text:s text:c="12"/>2.9444 <text:s text:c="4"/>0.1443 <text:s/>20.411 <text:s/>3.1e-16 *<text:line-break/>---<text:line-break/>Signif. codes: <text:s/>0 ‘*’ 0.001 ‘*’ 0.01 ‘’ 0.05 ‘.’ 0.1 ‘ ’ 1<text:line-break/><text:line-break/>Residual standard error: 3.733 on 23 degrees of freedom<text:line-break/>Multiple R-squared: <text:s/>0.9477,<text:tab/>Adjusted R-squared: <text:s/>0.9454 <text:line-break/>F-statistic: 416.6 on 1 and 23 DF, <text:s/>p-value: 3.103e-16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1-05T16:48:59.872000000</meta:creation-date>
    <dc:date>2023-11-05T16:53:58.761000000</dc:date>
    <meta:editing-duration>PT5M</meta:editing-duration>
    <meta:editing-cycles>1</meta:editing-cycles>
    <meta:document-statistic meta:table-count="0" meta:image-count="0" meta:object-count="0" meta:page-count="2" meta:paragraph-count="30" meta:word-count="158" meta:character-count="1867" meta:non-whitespace-character-count="1662"/>
    <meta:generator>LibreOffice/7.1.5.2$Windows_X86_64 LibreOffice_project/85f04e9f809797b8199d13c421bd8a2b025d52b5</meta:generator>
  </office:meta>
</office:document-meta>
</file>